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ötes-protokoll.</text:p>
      <text:p text:style-name="Standard">Mötes regler: </text:p>
      <text:p text:style-name="Standard"><text:tab/>1. Inga datorer under diskussioner.</text:p>
      <text:p text:style-name="Standard"><text:tab/>2. Inga telefoner.</text:p>
      <text:p text:style-name="Standard"><text:tab/>3. Moget beteende.</text:p>
      <text:p text:style-name="Standard"><text:tab/>4. Mötes protokoll läggs upp till FTP servern.</text:p>
      <text:p text:style-name="Standard"><text:tab/></text:p>
      <text:p text:style-name="Standard"><text:tab/></text:p>
      <text:p text:style-name="Standard"/>
      <text:p text:style-name="Standard">Mötes Agenda: </text:p>
      <text:p text:style-name="Standard"><text:tab/>1. Sammanfattning över förra mötet</text:p>
      <text:p text:style-name="Standard"><text:tab/>2. Vad vi har gjort, synpunkter/person. (Simon, Steven, Hampus, Ludwig)</text:p>
      <text:p text:style-name="Standard"><text:tab/>3. Företags relaterade ärenden.</text:p>
      <text:p text:style-name="Standard"><text:tab/>3.1 Kunder(?)</text:p>
      <text:p text:style-name="Standard"><text:tab/>3.2 ÖVRIGT</text:p>
      <text:p text:style-name="Standard"><text:tab/>4. Web relaterad ärenden. </text:p>
      <text:p text:style-name="Standard"><text:tab/>5. ÖVRIGT</text:p>
      <text:p text:style-name="Standard"/>
      <text:p text:style-name="Standard"/>
      <text:p text:style-name="Standard"/>
      <text:p text:style-name="Standard">Mötes Roller: </text:p>
      <text:p text:style-name="Standard"><text:tab/>Ordförande: Hampus Åkesson<text:tab/></text:p>
      <text:p text:style-name="Standard"><text:tab/>Sekreterare: Steven Cederrand</text:p>
      <text:p text:style-name="Standard"><text:tab/></text:p>
      <text:p text:style-name="Standard">22/11 -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33:53.051015758</meta:creation-date>
    <dc:date>2018-11-22T13:34:24.274050672</dc:date>
    <meta:editing-duration>PT32S</meta:editing-duration>
    <meta:editing-cycles>1</meta:editing-cycles>
    <meta:document-statistic meta:table-count="0" meta:image-count="0" meta:object-count="0" meta:page-count="1" meta:paragraph-count="21" meta:word-count="64" meta:character-count="453" meta:non-whitespace-character-count="386"/>
    <meta:generator>LibreOffice/6.0.6.2$Linux_X86_64 LibreOffice_project/00m0$Build-2</meta:generator>
  </office:meta>
</office:document-meta>
</file>